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  <style:font-face style:name="system-ui" svg:font-family="system-ui, Ubuntu, 'Droid Sans', sans-serif, 'Droid Sans Mono', monospace, monospace"/>
  </office:font-face-decls>
  <office:automatic-styles>
    <style:style style:name="P1" style:family="paragraph" style:parent-style-name="Standard">
      <style:paragraph-properties fo:line-height="150%"/>
      <style:text-properties fo:color="#c9211e" loext:opacity="100%" fo:font-size="20pt" fo:background-color="transparent" style:font-size-asian="20pt" style:font-size-complex="20pt"/>
    </style:style>
    <style:style style:name="P2" style:family="paragraph" style:parent-style-name="Standard">
      <style:paragraph-properties fo:line-height="150%"/>
      <style:text-properties fo:color="#c9211e" loext:opacity="100%" fo:font-size="20pt" officeooo:rsid="0010a22d" officeooo:paragraph-rsid="0010a22d" fo:background-color="transparent" style:font-size-asian="20pt" style:font-size-complex="20pt"/>
    </style:style>
    <style:style style:name="P3" style:family="paragraph" style:parent-style-name="Standard">
      <style:paragraph-properties fo:line-height="150%"/>
      <style:text-properties fo:color="#3465a4" loext:opacity="100%" fo:font-size="32pt" fo:font-weight="bold" officeooo:rsid="0010a22d" officeooo:paragraph-rsid="0010a22d" fo:background-color="transparent" style:font-size-asian="32pt" style:font-weight-asian="bold" style:font-size-complex="32pt" style:font-weight-complex="bold"/>
    </style:style>
    <style:style style:name="P4" style:family="paragraph" style:parent-style-name="Standard">
      <style:paragraph-properties fo:line-height="150%"/>
      <style:text-properties fo:color="#c9211e" loext:opacity="100%" fo:font-size="20pt" officeooo:rsid="0010a22d" officeooo:paragraph-rsid="00120b7c" fo:background-color="transparent" style:font-size-asian="20pt" style:font-size-complex="20pt"/>
    </style:style>
    <style:style style:name="P5" style:family="paragraph" style:parent-style-name="Standard">
      <style:paragraph-properties style:line-height-at-least="0.2083in"/>
      <style:text-properties fo:color="#d4d4d4" loext:opacity="100%" style:font-name="system-ui" fo:font-size="9.75pt" fo:font-weight="normal" fo:background-color="#1e1e1e"/>
    </style:style>
    <style:style style:name="P6" style:family="paragraph" style:parent-style-name="Standard">
      <style:paragraph-properties fo:line-height="150%"/>
      <style:text-properties fo:color="#d4d4d4" loext:opacity="100%" style:font-name="system-ui" fo:font-size="9.75pt" fo:font-weight="normal" officeooo:rsid="0010a22d" officeooo:paragraph-rsid="00120b7c" fo:background-color="#1e1e1e" style:font-size-asian="20pt" style:font-size-complex="20pt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color="#00a933" loext:opacity="100%" fo:font-size="32pt" fo:font-weight="bold" officeooo:rsid="00120b7c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10d0c" loext:opacity="100%" fo:font-size="32pt" fo:font-weight="bold" officeooo:rsid="00120b7c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Builders in dotnet</text:p>
      <text:p text:style-name="P2">for update One of the cases <text:span text:style-name="T1">AppUser </text:span><text:span text:style-name="T3">For example (Last Active) is used.</text:span></text:p>
      <text:p text:style-name="P4"><text:span text:style-name="T3">Of course </text:span><text:span text:style-name="T4">Builders in dotnet Just one of its features </text:span><text:span text:style-name="T2">Updtae</text:span><text:span text:style-name="T5"> and It is only one of its features</text:span></text:p>
      <text:p text:style-name="P4"><text:span text:style-name="T5"/></text:p>
      <text:p text:style-name="P6"><text:span text:style-name="T5">update dotnet 7 to 8</text:span></text:p>
      <text:p text:style-name="P5">add mappers </text:p>
      <text:p text:style-name="P5">add chenge code in files (app components and jwt.interceptors for date expire token)</text:p>
      <text:p text:style-name="P4"><text:span text:style-name="T5"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  <style:font-face style:name="system-ui" svg:font-family="system-ui, Ubuntu, 'Droid Sans', sans-serif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2:40:09.434828035</meta:creation-date>
    <dc:date>2024-03-18T14:16:51.744967284</dc:date>
    <meta:editing-duration>PT16M39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6" meta:word-count="55" meta:character-count="299" meta:non-whitespace-character-count="249"/>
  </office:meta>
</office:document-meta>
</file>